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3.583cm" svg:height="3.477cm" svg:x="2.417cm" svg:y="2.3cm" svg:viewBox="0 0 3584 3478" svg:d="M519 1004c23-615 644-942 1214-998 562-55 1069 263 1301 737 227 463 395 949 521 1475 172 710-467 977-911 1041-571 83-1030 422-1692 43-524-300-739-707-867-1171-126-458-113-968 43-1431l434-130z">
          <text:p/>
        </draw:path>
        <draw:path draw:style-name="gr2" draw:text-style-name="P1" draw:layer="layout" svg:width="3.559cm" svg:height="3.075cm" svg:x="8.103cm" svg:y="2.304cm" svg:viewBox="0 0 3560 3076" svg:d="M95 1773c-188-572 143-1197 694-1475 428-216 930-414 1388-217 498 214 926 604 1171 1128 207 441 350 953 0 1388-366 454-897 456-1388 477-480 21-944-103-1388-260-552-195-597-794-564-1258l174-217z">
          <text:p text:style-name="P1">Link</text:p>
        </draw:path>
        <draw:path draw:style-name="gr1" draw:text-style-name="P1" draw:layer="layout" svg:width="4.306cm" svg:height="4.132cm" svg:x="13.756cm" svg:y="1.85cm" svg:viewBox="0 0 4307 4133" svg:d="M81 2661c-76-482-195-1018 173-1475 394-490 926-708 1431-998 452-260 986-194 1475-130 545 71 962 636 1041 1215 73 539 141 1072 87 1605-63 608-734 863-1258 954-521 89-1033 415-1561 260-463-136-1058-264-1215-824l-43-477v-347z">
          <text:p/>
        </draw:path>
        <draw:path draw:style-name="gr1" draw:text-style-name="P1" draw:layer="layout" svg:width="3.632cm" svg:height="3.29cm" svg:x="8.2cm" svg:y="7.8cm" svg:viewBox="0 0 3633 3291" svg:d="M659 1360c-184-569 268-1155 781-1301 485-138 1084-44 1431 391 357 448 616 978 738 1561 104 500-136 1005-694 1128-501 111-955 126-1432 130-411 4-1111 180-1214-521-68-465-319-911-260-1388l217-520 477-347 303 130z">
          <text:p/>
        </draw:path>
        <draw:path draw:style-name="gr1" draw:text-style-name="P1" draw:layer="layout" svg:width="2.977cm" svg:height="3.678cm" svg:x="1.245cm" svg:y="24.898cm" svg:viewBox="0 0 2978 3679" svg:d="M707 215c510-447 1293-162 1605 521 233 510 549 965 651 1518 103 557-323 1048-781 1171-570 153-1337 461-1779 44-435-410-457-1131-347-1779 89-526 345-962 608-1388l303-217z">
          <text:p/>
        </draw:path>
        <draw:path draw:style-name="gr2" draw:text-style-name="P1" draw:layer="layout" svg:width="4.178cm" svg:height="3.712cm" svg:x="5.195cm" svg:y="24.809cm" svg:viewBox="0 0 4179 3713" svg:d="M574 695c176-826 1349-669 1908-694 577-24 1183 280 1345 867 144 521 474 1063 304 1605-171 545-767 806-1258 1041-472 226-996 244-1475 130-583-137-1233-588-1344-1214-91-513-71-1052 86-1562l434-477 347-43z">
          <text:p text:style-name="P1">Desktop</text:p>
        </draw:path>
        <draw:path draw:style-name="gr2" draw:text-style-name="P1" draw:layer="layout" svg:width="3.802cm" svg:height="3.643cm" svg:x="10.188cm" svg:y="24.786cm" svg:viewBox="0 0 3803 3644" svg:d="M959 935c242-395 537-1071 1128-911 638 174 1163 653 1475 1258 275 532 308 1127 130 1648-195 570-876 624-1388 694-515 70-1106-32-1475-477-357-432-888-874-824-1475 55-518 392-1192 1041-1171l260-43z">
          <text:p text:style-name="P1">Tablet</text:p>
        </draw:path>
        <draw:path draw:style-name="gr2" draw:text-style-name="P1" draw:layer="layout" svg:width="4.945cm" svg:height="4.057cm" svg:x="15.461cm" svg:y="24.5cm" svg:viewBox="0 0 4946 4058" svg:d="M371 1351c-105-599 454-1125 954-1258 508-135 1067-126 1605 43 548 172 962 575 1475 781 699 281 592 1084 390 1605-230 593-719 1020-1258 1301-457 239-981 261-1475 217-724-64-1251-677-1604-1258-249-408-544-879-434-1388l130-564 824-433 130-44z">
          <text:p text:style-name="P1">Celular</text:p>
        </draw:path>
        <draw:path draw:style-name="gr2" draw:text-style-name="P1" draw:layer="layout" svg:width="3.341cm" svg:height="3.871cm" svg:x="8.762cm" svg:y="20.299cm" svg:viewBox="0 0 3342 3872" svg:d="M824 477c432-509 1107-534 1605-304 715 331 866 1341 911 2169 42 767-639 1170-1171 1431-581 285-1264-92-1692-520-424-423-481-1010-477-1561 4-520 6-1172 564-1432l564-260h607l43 43z">
          <text:p text:style-name="P1">Dispositivo</text:p>
          <text:p text:style-name="P1">Com</text:p>
          <text:p text:style-name="P1">polimorfismo</text:p>
        </draw:path>
        <draw:line draw:style-name="gr3" draw:text-style-name="P2" draw:layer="layout" svg:x1="2.2cm" svg:y1="25.5cm" svg:x2="8.5cm" svg:y2="22.3cm">
          <text:p/>
        </draw:line>
        <draw:line draw:style-name="gr3" draw:text-style-name="P2" draw:layer="layout" svg:x1="7.6cm" svg:y1="25.6cm" svg:x2="8.8cm" svg:y2="23.5cm">
          <text:p/>
        </draw:line>
        <draw:line draw:style-name="gr3" draw:text-style-name="P2" draw:layer="layout" svg:x1="12.6cm" svg:y1="25.8cm" svg:x2="11.2cm" svg:y2="24.2cm">
          <text:p/>
        </draw:line>
        <draw:line draw:style-name="gr3" draw:text-style-name="P2" draw:layer="layout" svg:x1="17.2cm" svg:y1="25.2cm" svg:x2="12.6cm" svg:y2="23cm">
          <text:p/>
        </draw:line>
        <draw:line draw:style-name="gr3" draw:text-style-name="P2" draw:layer="layout" svg:x1="4.6cm" svg:y1="4.9cm" svg:x2="8cm" svg:y2="7.8cm">
          <text:p/>
        </draw:line>
        <draw:line draw:style-name="gr3" draw:text-style-name="P2" draw:layer="layout" svg:x1="10.1cm" svg:y1="5.2cm" svg:x2="10.1cm" svg:y2="7.5cm">
          <text:p/>
        </draw:line>
        <draw:line draw:style-name="gr3" draw:text-style-name="P2" draw:layer="layout" svg:x1="15.4cm" svg:y1="5.3cm" svg:x2="11.8cm" svg:y2="8.1cm">
          <text:p/>
        </draw:line>
        <draw:frame draw:style-name="gr4" draw:text-style-name="P3" draw:layer="layout" svg:width="1.9cm" svg:height="1cm" svg:x="3.3cm" svg:y="3.5cm">
          <draw:text-box>
            <text:p>Lista</text:p>
          </draw:text-box>
        </draw:frame>
        <draw:frame draw:style-name="gr4" draw:text-style-name="P3" draw:layer="layout" svg:width="3.5cm" svg:height="1cm" svg:x="14.4cm" svg:y="3.4cm">
          <draw:text-box>
            <text:p>Paragrafo</text:p>
          </draw:text-box>
        </draw:frame>
        <draw:frame draw:style-name="gr5" draw:text-style-name="P3" draw:layer="layout" svg:width="2.4cm" svg:height="0.962cm" svg:x="9.1cm" svg:y="9.2cm">
          <draw:text-box>
            <text:p>HTML</text:p>
          </draw:text-box>
        </draw:frame>
        <draw:frame draw:style-name="gr6" draw:text-style-name="P3" draw:layer="layout" svg:width="3.5cm" svg:height="1.673cm" svg:x="1.2cm" svg:y="26.427cm">
          <draw:text-box>
            <text:p>Notebook</text:p>
          </draw:text-box>
        </draw:frame>
        <draw:path draw:style-name="gr2" draw:text-style-name="P1" draw:layer="layout" svg:width="3.868cm" svg:height="3.877cm" svg:x="14.164cm" svg:y="10.536cm" svg:viewBox="0 0 3869 3878" svg:d="M193 2216c-204-678 250-1279 651-1735 371-422 1059-606 1605-391 567 223 892 790 1171 1302 262 481 337 1097 130 1605-240 591-900 779-1475 867-516 79-980-219-1475-260-651-54-873-745-780-1258v-434l303-347z">
          <text:p text:style-name="P1">Main</text:p>
          <text:p text:style-name="P1">Com</text:p>
          <text:p text:style-name="P1">Instanciação</text:p>
        </draw:path>
        <draw:line draw:style-name="gr3" draw:text-style-name="P2" draw:layer="layout" svg:x1="16cm" svg:y1="4.7cm" svg:x2="16.1cm" svg:y2="10.6cm">
          <text:p/>
        </draw:line>
        <draw:line draw:style-name="gr3" draw:text-style-name="P2" draw:layer="layout" svg:x1="11.1cm" svg:y1="4.8cm" svg:x2="15.3cm" svg:y2="10.4cm">
          <text:p/>
        </draw:line>
        <draw:line draw:style-name="gr3" draw:text-style-name="P2" draw:layer="layout" svg:x1="5.5cm" svg:y1="3.9cm" svg:x2="14.7cm" svg:y2="10.9cm">
          <text:p/>
        </draw:line>
        <draw:line draw:style-name="gr3" draw:text-style-name="P2" draw:layer="layout" svg:x1="10.9cm" svg:y1="20.6cm" svg:x2="14.8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22:02:14.562855613</meta:creation-date>
    <dc:date>2019-04-10T22:49:40.547648749</dc:date>
    <meta:editing-duration>PT7M5S</meta:editing-duration>
    <meta:editing-cycles>1</meta:editing-cycles>
    <meta:generator>LibreOffice/6.0.7.3$Linux_X86_64 LibreOffice_project/00m0$Build-3</meta:generator>
    <meta:document-statistic meta:object-count="25"/>
  </office:meta>
</office:document-meta>
</file>